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8C7000031B600002672387866B9F5193EBD.svg" manifest:media-type="image/svg+xml"/>
  <manifest:file-entry manifest:full-path="Pictures/10000001000001E1000001749BB38725EF1E76B0.png" manifest:media-type="image/png"/>
  <manifest:file-entry manifest:full-path="Pictures/1000BBF000008A6B000056B2FE8EA4804DCB1F42.svg" manifest:media-type="image/svg+xml"/>
  <manifest:file-entry manifest:full-path="Pictures/1000B70C00009D33000050EDD7F32195F73B0E25.svg" manifest:media-type="image/svg+xml"/>
  <manifest:file-entry manifest:full-path="Pictures/10000001000002A9000000D46AD4DFB27A00943A.png" manifest:media-type="image/png"/>
  <manifest:file-entry manifest:full-path="Pictures/100000010000037D00000230929AAB16E3E2FDC6.png" manifest:media-type="image/png"/>
  <manifest:file-entry manifest:full-path="Pictures/100031B300004662000015E9BD032F3DE8C6291C.svg" manifest:media-type="image/svg+xml"/>
  <manifest:file-entry manifest:full-path="Pictures/1000000100000385000001B9AFCB56491E13A3D4.png" manifest:media-type="image/png"/>
  <manifest:file-entry manifest:full-path="Pictures/10000001000003DA000001FB9774D41430C2820A.png" manifest:media-type="image/png"/>
  <manifest:file-entry manifest:full-path="Pictures/10003B8700005D1F00002D94572A1C685F0342E0.svg" manifest:media-type="image/svg+xml"/>
  <manifest:file-entry manifest:full-path="Pictures/100000010000041100000191F786F238863A577E.png" manifest:media-type="image/png"/>
  <manifest:file-entry manifest:full-path="Pictures/10003FFC00006B97000029722BE0F42D752483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45cm" svg:x="0.982cm" svg:y="1.952cm">
          <draw:image xlink:href="Pictures/10003FFC00006B97000029722BE0F42D752483D4.svg" xlink:type="simple" xlink:show="embed" xlink:actuate="onLoad" draw:mime-type="image/svg+xml">
            <text:p/>
          </draw:image>
          <draw:image xlink:href="Pictures/100000010000041100000191F786F238863A577E.png" xlink:type="simple" xlink:show="embed" xlink:actuate="onLoad" draw:mime-type="image/png"/>
        </draw:frame>
        <draw:frame draw:style-name="gr1" draw:text-style-name="P1" draw:layer="layout" svg:width="19.589cm" svg:height="9.587cm" svg:x="1.218cm" svg:y="14.699cm">
          <draw:image xlink:href="Pictures/10003B8700005D1F00002D94572A1C685F0342E0.svg" xlink:type="simple" xlink:show="embed" xlink:actuate="onLoad" draw:mime-type="image/svg+xml">
            <text:p/>
          </draw:image>
          <draw:image xlink:href="Pictures/1000000100000385000001B9AFCB56491E13A3D4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8.017cm" svg:height="5.608cm" svg:x="2.033cm" svg:y="3.012cm">
          <draw:image xlink:href="Pictures/100031B300004662000015E9BD032F3DE8C6291C.svg" xlink:type="simple" xlink:show="embed" xlink:actuate="onLoad" draw:mime-type="image/svg+xml">
            <text:p/>
          </draw:image>
          <draw:image xlink:href="Pictures/10000001000002A9000000D46AD4DFB27A00943A.png" xlink:type="simple" xlink:show="embed" xlink:actuate="onLoad" draw:mime-type="image/png"/>
        </draw:frame>
        <draw:frame draw:style-name="gr1" draw:text-style-name="P1" draw:layer="layout" svg:width="19.589cm" svg:height="10.083cm" svg:x="1.096cm" svg:y="12.43cm">
          <draw:image xlink:href="Pictures/1000B70C00009D33000050EDD7F32195F73B0E25.svg" xlink:type="simple" xlink:show="embed" xlink:actuate="onLoad" draw:mime-type="image/svg+xml">
            <text:p/>
          </draw:image>
          <draw:image xlink:href="Pictures/10000001000003DA000001FB9774D41430C2820A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2.268cm" svg:x="1.096cm" svg:y="2.067cm">
          <draw:image xlink:href="Pictures/1000BBF000008A6B000056B2FE8EA4804DCB1F42.svg" xlink:type="simple" xlink:show="embed" xlink:actuate="onLoad" draw:mime-type="image/svg+xml">
            <text:p/>
          </draw:image>
          <draw:image xlink:href="Pictures/100000010000037D00000230929AAB16E3E2FDC6.png" xlink:type="simple" xlink:show="embed" xlink:actuate="onLoad" draw:mime-type="image/png"/>
        </draw:frame>
        <draw:frame draw:style-name="gr1" draw:text-style-name="P1" draw:layer="layout" svg:width="12.725cm" svg:height="9.841cm" svg:x="2.562cm" svg:y="16.557cm">
          <draw:image xlink:href="Pictures/100068C7000031B600002672387866B9F5193EBD.svg" xlink:type="simple" xlink:show="embed" xlink:actuate="onLoad" draw:mime-type="image/svg+xml">
            <text:p/>
          </draw:image>
          <draw:image xlink:href="Pictures/10000001000001E1000001749BB38725EF1E76B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4T23:51:42.500584946</meta:creation-date>
    <meta:generator>LibreOffice/7.2.5.2$Linux_X86_64 LibreOffice_project/20$Build-2</meta:generator>
    <dc:date>2022-04-14T23:54:20.382756796</dc:date>
    <meta:editing-duration>PT1S</meta:editing-duration>
    <meta:editing-cycles>1</meta:editing-cycles>
    <meta:document-statistic meta:object-count="6"/>
  </office:meta>
</office:document-meta>
</file>